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594f7" officeooo:paragraph-rsid="001594f7"/>
    </style:style>
    <style:style style:name="P2" style:family="paragraph" style:parent-style-name="Standard">
      <style:text-properties fo:font-weight="bold" officeooo:rsid="001594f7" officeooo:paragraph-rsid="001594f7" style:font-weight-asian="bold" style:font-weight-complex="bold"/>
    </style:style>
    <style:style style:name="P3" style:family="paragraph" style:parent-style-name="Standard">
      <style:text-properties fo:font-style="italic" fo:font-weight="normal" officeooo:rsid="001594f7" officeooo:paragraph-rsid="001594f7" style:font-style-asian="italic" style:font-weight-asian="normal" style:font-style-complex="italic" style:font-weight-complex="normal"/>
    </style:style>
    <style:style style:name="P4" style:family="paragraph" style:parent-style-name="Standard">
      <style:text-properties fo:font-style="normal" fo:font-weight="bold" officeooo:rsid="00177436" officeooo:paragraph-rsid="00177436" style:font-style-asian="normal" style:font-weight-asian="bold" style:font-style-complex="normal" style:font-weight-complex="bold"/>
    </style:style>
    <style:style style:name="P5" style:family="paragraph" style:parent-style-name="Standard">
      <style:text-properties fo:font-style="normal" fo:font-weight="bold" officeooo:rsid="001993ff" officeooo:paragraph-rsid="001993ff"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1993ff" officeooo:paragraph-rsid="001993ff" style:font-style-asian="normal" style:font-weight-asian="bold" style:font-style-complex="normal" style:font-weight-complex="bold"/>
    </style:style>
    <style:style style:name="P7" style:family="paragraph" style:parent-style-name="Standard">
      <style:text-properties fo:font-style="normal" fo:font-weight="bold" officeooo:rsid="001594f7" officeooo:paragraph-rsid="001594f7" style:font-style-asian="normal" style:font-weight-asian="bold" style:font-style-complex="normal" style:font-weight-complex="bold"/>
    </style:style>
    <style:style style:name="P8" style:family="paragraph" style:parent-style-name="Standard">
      <style:text-properties fo:font-style="normal" fo:font-weight="bold" officeooo:rsid="002b0405" officeooo:paragraph-rsid="002b0405"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rsid="002b0405" officeooo:paragraph-rsid="002b0405"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officeooo:rsid="00370e6e" officeooo:paragraph-rsid="00370e6e" style:font-style-asian="normal" style:font-weight-asian="bold" style:font-style-complex="normal" style:font-weight-complex="bold"/>
    </style:style>
    <style:style style:name="P11" style:family="paragraph" style:parent-style-name="Standard">
      <style:text-properties fo:font-style="normal" fo:font-weight="normal" officeooo:rsid="0018fc4d" officeooo:paragraph-rsid="00177436" style:font-style-asian="normal" style:font-weight-asian="normal" style:font-style-complex="normal" style:font-weight-complex="normal"/>
    </style:style>
    <style:style style:name="P12" style:family="paragraph" style:parent-style-name="Standard">
      <style:text-properties fo:font-style="normal" fo:font-weight="normal" officeooo:rsid="001993ff" officeooo:paragraph-rsid="001993ff"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1993ff" officeooo:paragraph-rsid="001993ff"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1993ff" officeooo:paragraph-rsid="001f3428"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1d75ba" officeooo:paragraph-rsid="001993ff"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1d75ba" officeooo:paragraph-rsid="001f3428" style:font-style-asian="normal" style:font-weight-asian="normal" style:font-style-complex="normal" style:font-weight-complex="normal"/>
    </style:style>
    <style:style style:name="P17" style:family="paragraph" style:parent-style-name="Standard">
      <style:text-properties fo:font-style="normal" fo:font-weight="normal" officeooo:rsid="0022cfd4" officeooo:paragraph-rsid="00177436"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2cfd4" officeooo:paragraph-rsid="0022cfd4"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21ffc3" officeooo:paragraph-rsid="001f3428"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2b0405" officeooo:paragraph-rsid="002b0405"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font-style="normal" fo:font-weight="normal" officeooo:rsid="003623ed" officeooo:paragraph-rsid="003623e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3623ed" officeooo:paragraph-rsid="003623ed"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370e6e" officeooo:paragraph-rsid="00370e6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370e6e" officeooo:paragraph-rsid="00370e6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3e0c12" officeooo:paragraph-rsid="003e0c12" style:font-style-asian="normal" style:font-weight-asian="normal" style:font-style-complex="normal" style:font-weight-complex="normal"/>
    </style:style>
    <style:style style:name="P26" style:family="paragraph" style:parent-style-name="Standard">
      <style:text-properties officeooo:rsid="0021ffc3" officeooo:paragraph-rsid="0021ffc3"/>
    </style:style>
    <style:style style:name="P27" style:family="paragraph" style:parent-style-name="Standard">
      <style:paragraph-properties fo:text-align="start" style:justify-single-word="false"/>
      <style:text-properties fo:font-style="normal" fo:font-weight="normal" officeooo:rsid="003a940b" officeooo:paragraph-rsid="003a940b"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451e91" officeooo:paragraph-rsid="00451e91"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bf28" style:font-weight-asian="bold" style:font-weight-complex="bold"/>
    </style:style>
    <style:style style:name="T3" style:family="text">
      <style:text-properties officeooo:rsid="0015bf28"/>
    </style:style>
    <style:style style:name="T4" style:family="text">
      <style:text-properties fo:font-weight="normal" style:font-weight-asian="normal" style:font-weight-complex="normal"/>
    </style:style>
    <style:style style:name="T5" style:family="text">
      <style:text-properties fo:font-weight="normal" officeooo:rsid="0018fc4d" style:font-weight-asian="normal" style:font-weight-complex="normal"/>
    </style:style>
    <style:style style:name="T6" style:family="text">
      <style:text-properties fo:font-weight="normal" officeooo:rsid="001f3428" style:font-weight-asian="normal" style:font-weight-complex="normal"/>
    </style:style>
    <style:style style:name="T7" style:family="text">
      <style:text-properties fo:font-weight="normal" officeooo:rsid="0021ffc3" style:font-weight-asian="normal" style:font-weight-complex="normal"/>
    </style:style>
    <style:style style:name="T8" style:family="text">
      <style:text-properties fo:font-weight="normal" officeooo:rsid="002178e5" style:font-weight-asian="normal" style:font-weight-complex="normal"/>
    </style:style>
    <style:style style:name="T9" style:family="text">
      <style:text-properties fo:font-weight="normal" officeooo:rsid="00229c80" style:font-weight-asian="normal" style:font-weight-complex="normal"/>
    </style:style>
    <style:style style:name="T10" style:family="text">
      <style:text-properties fo:font-weight="normal" officeooo:rsid="002b0405" style:font-weight-asian="normal" style:font-weight-complex="normal"/>
    </style:style>
    <style:style style:name="T11" style:family="text">
      <style:text-properties fo:font-weight="normal" officeooo:rsid="00334a65" style:font-weight-asian="normal" style:font-weight-complex="normal"/>
    </style:style>
    <style:style style:name="T12" style:family="text">
      <style:text-properties officeooo:rsid="0021ffc3"/>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8fc4d" style:font-style-asian="normal" style:font-weight-asian="normal" style:font-style-complex="normal" style:font-weight-complex="normal"/>
    </style:style>
    <style:style style:name="T15" style:family="text">
      <style:text-properties fo:font-style="normal" fo:font-weight="normal" officeooo:rsid="002178e5" style:font-style-asian="normal" style:font-weight-asian="normal" style:font-style-complex="normal" style:font-weight-complex="normal"/>
    </style:style>
    <style:style style:name="T16" style:family="text">
      <style:text-properties officeooo:rsid="002477df"/>
    </style:style>
    <style:style style:name="T17" style:family="text">
      <style:text-properties officeooo:rsid="00229c80"/>
    </style:style>
    <style:style style:name="T18" style:family="text">
      <style:text-properties officeooo:rsid="00169f37"/>
    </style:style>
    <style:style style:name="T19" style:family="text">
      <style:text-properties officeooo:rsid="002178e5"/>
    </style:style>
    <style:style style:name="T20" style:family="text">
      <style:text-properties officeooo:rsid="00262cf9"/>
    </style:style>
    <style:style style:name="T21" style:family="text">
      <style:text-properties officeooo:rsid="001d4d10"/>
    </style:style>
    <style:style style:name="T22" style:family="text">
      <style:text-properties officeooo:rsid="001d75ba"/>
    </style:style>
    <style:style style:name="T23" style:family="text">
      <style:text-properties officeooo:rsid="0024196f"/>
    </style:style>
    <style:style style:name="T24" style:family="text">
      <style:text-properties officeooo:rsid="002b0405"/>
    </style:style>
    <style:style style:name="T25" style:family="text">
      <style:text-properties officeooo:rsid="0030f652"/>
    </style:style>
    <style:style style:name="T26" style:family="text">
      <style:text-properties officeooo:rsid="00388e84"/>
    </style:style>
    <style:style style:name="T27" style:family="text">
      <style:text-properties officeooo:rsid="003a940b"/>
    </style:style>
    <style:style style:name="T28" style:family="text">
      <style:text-properties officeooo:rsid="003e0c12"/>
    </style:style>
    <style:style style:name="T29" style:family="text">
      <style:text-properties officeooo:rsid="003fcc08"/>
    </style:style>
    <style:style style:name="T30" style:family="text">
      <style:text-properties officeooo:rsid="004279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ituto Federal de Educação, Ciência e Tecnologia de Mato Grosso</text:p>
      <text:p text:style-name="P1"><text:span text:style-name="T1">Aluno:</text:span> Vitor Bruno de Oliveira Barth <text:tab/><text:span text:style-name="T1">Matrícula:</text:span> 2015178440220</text:p>
      <text:p text:style-name="P1"><text:span text:style-name="T1">Professora: </text:span>Juliana Saragiotto Silva<text:tab/><text:span text:style-name="T1">Disciplina:</text:span> Metodologia Científica</text:p>
      <text:p text:style-name="P1"/>
      <text:p text:style-name="P1"/>
      <text:p text:style-name="P2">1 Qual <text:s/>área de pesquisa?</text:p>
      <text:p text:style-name="P1"><text:span text:style-name="T3"><text:tab/>Aplicações e servidores que utilizam nodeJS<text:line-break/><text:line-break/></text:span><text:span text:style-name="T2">2 Quais as palavras-chave utilizar na pesquisa?</text:span></text:p>
      <text:p text:style-name="P3"><text:tab/>“<text:span text:style-name="T18">servidor em nodeJS”, </text:span>“<text:span text:style-name="T12">modelos de servidor em nodeJS”, “exemplo de servidor em nodeJS”</text:span></text:p>
      <text:p text:style-name="P3"/>
      <text:p text:style-name="P4">3 Encontrar <text:span text:style-name="T25">quatro </text:span>trabalhos:</text:p>
      <text:p text:style-name="P4"><text:tab/><text:span text:style-name="T4">a) “Utilização da tecnologia nodeJS para consumo eficiente dos recusos de servidores Web”</text:span></text:p>
      <text:p text:style-name="P4"><text:span text:style-name="T4"><text:tab/>b) “</text:span><text:span text:style-name="T5">Arquitetura e testes de serviços Web de alto desempenho com nodeJS e mongoDB”</text:span></text:p>
      <text:p text:style-name="P4"><text:span text:style-name="T5"><text:tab/>c</text:span><text:span text:style-name="T7">) </text:span><text:span text:style-name="T5">“Node.js Paradigms and Benchmarks”</text:span></text:p>
      <text:p text:style-name="P26"><text:span text:style-name="T14"><text:tab/></text:span><text:span text:style-name="T15">d</text:span><text:span text:style-name="T13">) “Node.js: Using JavaScript to Build High-Performance Network Programs”</text:span></text:p>
      <text:p text:style-name="P17"><text:tab/><text:span text:style-name="T19">e</text:span>) “Entendendo Servidores We<text:span text:style-name="T20">b</text:span> de Alta Demanda”</text:p>
      <text:p text:style-name="P11"/>
      <text:p text:style-name="P8">3.1 Onde procurei por artigos?</text:p>
      <text:p text:style-name="P9"><text:tab/><text:span text:style-name="T4">Estes artigos foram encontrados das mais diversas maneiras. Tudo começou com pesquisas profundas no Google Scholar, onde encontrei o a) e o b). Após ler a) e b) busquei as referências destes artigos e após fui indo por meio de referências que me pareciam boas.</text:span></text:p>
      <text:p text:style-name="P20"><text:tab/>Por meio das referências encontrei o c) que me guiou ao IEEE Xplore que me permitiu encontrar o d) e, entendendo melhor o nodeJS mudei meu foco de pesquisa para o funcionamento de servidores.</text:p>
      <text:p text:style-name="P11"/>
      <text:p text:style-name="P6">3.<text:span text:style-name="T24">2</text:span> Qual o critério usei para selecioná-los?</text:p>
      <text:p text:style-name="P6"><text:span text:style-name="T6"><text:tab/></text:span><text:span text:style-name="T10">Procurei por</text:span><text:span text:style-name="T7"> desafios encontrados no desenvolvimento de ambientes web com nodeJS. O principal critério que utilizei foi a novidade. Muitos dos trabalhos que aparecem não possuem utilidade pois são <text:s/>específicos demais ou não falam nada diferente de seus semelhantes. </text:span></text:p>
      <text:p text:style-name="P6"><text:span text:style-name="T6"><text:tab/></text:span><text:span text:style-name="T8">Após encontrar um artigo </text:span><text:span text:style-name="T9">aparentemente</text:span><text:span text:style-name="T8"> diferente dos quais eu já havia havia lido, avalio </text:span><text:span text:style-name="T9">mais profundamente </text:span><text:span text:style-name="T8">o con</text:span><text:span text:style-name="T9">t</text:span><text:span text:style-name="T8">eúdo que ele apresenta. Caso tenha uma base teórica boa, </text:span><text:span text:style-name="T11">leio-o </text:span><text:span text:style-name="T9">inteiro, caso contrário leio </text:span><text:span text:style-name="T11">apenas</text:span><text:span text:style-name="T9"> os métodos e resultados. Caso os resultados obtidos ou os métodos de pesquisa sejam diferentes dos outros artigos leio-o completo, senão descarto-o.</text:span></text:p>
      <text:p text:style-name="P12"/>
      <text:p text:style-name="P5">3.<text:span text:style-name="T24">3</text:span> Explicar a escolha de cada um.</text:p>
      <text:p text:style-name="P13"><text:tab/>a) <text:span text:style-name="T21">Para mim, que realizo um projeto de pesquisa na área de integração cliente-servidor, este artigo foi determinante na escolha da tecnologia a ser empregada. O autor conseguiu convencer-me da superioridade do nodeJS em detrimento de PHP+Apache (uma tecnologia equivalente) ao apresentar os resultados de testes que se assemelham a aplicação que farei. </text:span></text:p>
      <text:p text:style-name="P13"><text:soft-page-break/><text:tab/><text:span text:style-name="T22">Não posso dizer que a leitura foi totalmente agradável, principalmente devido a formatação que foi feita, utilizando grandes espaços entre parágrafos, além de que, para que eu pudesse compreendê-lo, foram necessárias pesquisas paralelas, as quais me ‘forçaram’ a aprender mais sobre o conteúdo de minha pesquisa.</text:span></text:p>
      <text:p text:style-name="P13"/>
      <text:p text:style-name="P14"><text:tab/><text:span text:style-name="T22">b) A fundamentação teórica que o autor desenvolve entre os itens 2 e 5 me ajudaram muito na compreensão da integração entre um servidor e um banco de dados, e assim este artigo ajudou-me bastante no planejamento do projeto que desenvolvo. </text:span></text:p>
      <text:p text:style-name="P16"><text:tab/>Contudo a linguagem utilizada pelo autor é complexa e me obrigou a realizar mais pesquisas que o artigo a), o que tornou a leitura deste também cansativa, porém a formatação do artigo é bem mais agradável visualmente, assim como a linguagem empregada na revisão teórica permitiu uma compreensão até fácil.</text:p>
      <text:p text:style-name="P16"/>
      <text:p text:style-name="P19"><text:tab/><text:span text:style-name="T17">c</text:span>) Este foi escolhido, em especial, pelas suas considerações finais. O trabalho não é muito diferente <text:span text:style-name="T23">b), </text:span>contudo ele, <text:span text:style-name="T23">mesmo</text:span> brevemente, apresenta alguns desafios encontrados no desenvolvimento de servidores nodeJS, assim como explica que valores destes testes sintéticos não equivalem totalmente ao mundo real. Oras, se testes sintéticos não equivalem ao mundo real, como posso medir a eficiência de uma tecnologia? Bem, este artigo também apresenta uma boa resposta para tal pergunta, assim como explica bem os pontos críticos de cada metodologia de teste utilizado. Além de tudo, a bibliografia proporcionou algumas leituras interessantes que me ajudaram a continuar meu projeto de pesquisa.</text:p>
      <text:p text:style-name="P15"/>
      <text:p text:style-name="P15"><text:tab/><text:span text:style-name="T17">d) Sempre encontrei referências a este trabalho que tenta explicar diretamente o que acontece em um servidor nodeJS e como funcionam os pedidos web assíncronos. <text:s/>Não o vejo como um artigo a ser devorado e decorado, mas sim como uma fonte de consulta e que deve ser digerido aos poucos conforme a pesquisa avança, principalmente devido ao fato que ele apresenta muitos conceitos novos (para mim).</text:span></text:p>
      <text:p text:style-name="P15"/>
      <text:p text:style-name="P18"><text:tab/><text:span text:style-name="T17">e</text:span>) <text:span text:style-name="T16">Este, para mim, não parece um artigo bom. As técnicas de pesquisa são apresentadas de forma superficial e parecem ser um tanto quanto parciais, tanto é que o resultado dele é totalmente oposto a todas as outras pesquisas. Segundo ele, servidores web nodeJs são menos eficazes que os Apache, e portanto, escolher tal tecnologia será quase sempre um erro. Acredito que tal artigo deve ser estudado, pois mesmo sendo fracos, os argumentos por ele apresentado não são errados, afinal, o trabalho com nodeJS pode ser sim mais complicado (e possuir menos suporte) que a solução Apache+PHP.</text:span></text:p>
      <text:p text:style-name="P18"/>
      <text:p text:style-name="P18"/>
      <text:p text:style-name="P18"/>
      <text:p text:style-name="P18"/>
      <text:p text:style-name="P18"/>
      <text:p text:style-name="P18"/>
      <text:p text:style-name="P21"><text:soft-page-break/></text:p>
      <text:p text:style-name="P10">4 Proposta do título do artigo:</text:p>
      <text:p text:style-name="P25"><text:tab/>Proposta de Ambiente de Testes <text:span text:style-name="T29">Didático</text:span> para Raspberry Pi 3 via NodeJS</text:p>
      <text:p text:style-name="P23"/>
      <text:p text:style-name="P10">5 Objetivo do artigo:</text:p>
      <text:p text:style-name="P25"><text:tab/>Este artigo busca apresentar um modelo/um projeto/uma idéia (?) de ambiente de testes, onde o usuário pode, de maneira didática, controlar dispostivos de entrada e saída ligados no microcomputador Raspberry Pi 3. </text:p>
      <text:p text:style-name="P23"/>
      <text:p text:style-name="P10">6 Justificativa:</text:p>
      <text:p text:style-name="P24"><text:tab/><text:span text:style-name="T28">A utilização de microcontroladores e microprocessadores para Iniciação Científica força que o pesquisador tenha um contato prematuro à programação, o que pode intimidá-lo e colocar obstáculos desnecessários no aprendizado, e ainda não há um modo de ensinar a montagem de circuitos utilizando Raspberry Pi 3 sem que haja programação envolvida. Portanto, a proposta deste artigo pode facilitar a iniciação científica e aumentar o interesse dos alunos em pesquisa.</text:span></text:p>
      <text:p text:style-name="P23"/>
      <text:p text:style-name="P10">7 Estrutura Proposta:</text:p>
      <text:p text:style-name="P22">Resumo</text:p>
      <text:p text:style-name="P22">Palavras-Chave</text:p>
      <text:p text:style-name="P22">I – Introdução</text:p>
      <text:p text:style-name="P22">II – Revisão <text:span text:style-name="T26">Teórica</text:span></text:p>
      <text:p text:style-name="P22">III – <text:span text:style-name="T30">Modelo Proposto (?)</text:span></text:p>
      <text:p text:style-name="P22">IV – <text:span text:style-name="T27">Considerações Finais</text:span><text:tab/></text:p>
      <text:p text:style-name="P27">Bibliografia</text:p>
      <text:p text:style-name="P27"/>
      <text:p text:style-name="P28">8 Montar uma apresentação com a estrutura propo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0:22:01.092127753</meta:creation-date>
    <dc:date>2016-11-01T19:39:11.709741944</dc:date>
    <meta:editing-duration>PT3H40M27S</meta:editing-duration>
    <meta:editing-cycles>34</meta:editing-cycles>
    <meta:generator>LibreOffice/5.2.2.2.0$Linux_X86_64 LibreOffice_project/20m0$Build-2</meta:generator>
    <meta:document-statistic meta:table-count="0" meta:image-count="0" meta:object-count="0" meta:page-count="3" meta:paragraph-count="41" meta:word-count="906" meta:character-count="5850" meta:non-whitespace-character-count="4950"/>
  </office:meta>
</office:document-meta>
</file>